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h6pd newsletter - 14<text:span text:style-name="T1">th</text:span> August 2012</text:h>
      <text:p text:style-name="Text_20_body">The rh6pd aims to produce a comprehensive, end to end demonstration of the Red Hat JBoss portfolio, suitable for demonstrations to potential customers. The 6 products currently are jBPM (Business Processes), Business Rules, Portal, SOA-P, EDS AND JON. A design goal of the project is to build the demo with a storyline that is easily customisable and that is not tied specifically to a vertical. The first iteration will demonstrate the process of a Car Insurance quote. </text:p>
      <text:p text:style-name="Text_20_body">This is the new newsletter for the the Red Hat 6 Products Demo, it's purpose is to deliver a high level update to those that may be interested in the project. </text:p>
      <text:h text:style-name="Heading_20_2" text:outline-level="2">Presentation to UK Solution Architects</text:h>
      <text:p text:style-name="Text_20_body">On Aug 13<text:span text:style-name="T1">th</text:span>, Derek Howlett – Solution Architect for middleware and overall project lead presented the overall vision of the project. Feedback was very positive and there were plenty of discussion points taken on board.</text:p>
      <text:h text:style-name="Heading_20_2" text:outline-level="2">Code is now being committed!</text:h>
      <text:p text:style-name="Text_20_body">After a great deal of planning and preparation and finding our feet, the main developers of the project are getting some of the initial ideas into code. The project has been divided into 6 milestones, where issues represent necessary pieces of work (bugs, enhancements, etc): </text:p>
      <text:p text:style-name="Text_20_body"><text:tab/>Business Processes (3 open issues)</text:p>
      <text:p text:style-name="Text_20_body"><text:tab/>Business Rules (1 open issues)</text:p>
      <text:p text:style-name="Text_20_body"><text:tab/>Portal Integration (5 open issues)</text:p>
      <text:p text:style-name="Text_20_body"><text:tab/>SOA-P (1 open issue)</text:p>
      <text:p text:style-name="Text_20_body"><text:tab/>Data Model (1open issue)</text:p>
      <text:p text:style-name="Text_20_body"><text:tab/>JON (1 open issue)</text:p>
      <text:h text:style-name="Heading_20_2" text:outline-level="2">Involvement from the Middleware Collaboration Lab</text:h>
      <text:p text:style-name="Text_20_body">An effort being headed up by Jürgen Hoffmann, the Middlware Collaboration Lab aims to utilize on the bench middleware consultants to document “quickstarts” for use by new consultants for a variety of middleware products. <text:s/>Jürgen has kindly assigned some consultants to help with the rh6pd, as our interests are closely aligned. </text:p>
      <text:h text:style-name="Heading_20_2" text:outline-level="2">Useful links and contacts</text:h>
      <text:p text:style-name="Text_20_body">Build system (jenkins) <text:a xlink:type="simple" xlink:href="http://10.33.11.170:8080/job/rh6pd/">http://10.33.11.170:8080/job/rh6pd/</text:a></text:p>
      <text:p text:style-name="Text_20_body"><text:tab/>A continuous integration system that periodically builds the code.</text:p>
      <text:p text:style-name="Text_20_body"/>
      <text:p text:style-name="Text_20_body">GitHub repository (requires membership of RedHatUKI group): <text:a xlink:type="simple" xlink:href="https://github.com/RedHatUKI/rh6pd">https://github.com/RedHatUKI/rh6pd</text:a> </text:p>
      <text:p text:style-name="Text_20_body"><text:tab/>Used to store code, issues and milestones.</text:p>
      <text:p text:style-name="Text_20_body"/>
      <text:p text:style-name="Text_20_body">Document repository on docspace: <text:a xlink:type="simple" xlink:href="https://docspace.corp.redhat.com/community/departments/red_hat_services/regions/emea/uki/projects/6-products-demo?view=documents">https://docspace.corp.redhat.com/community/departments/red_hat_services/regions/emea/uki/projec</text:a><text:soft-page-break/><text:a xlink:type="simple" xlink:href="https://docspace.corp.redhat.com/community/departments/red_hat_services/regions/emea/uki/projects/6-products-demo?view=documents">ts/6-products-demo?view=documents</text:a></text:p>
      <text:p text:style-name="Text_20_body"><text:tab/>Used for storing internal documents.</text:p>
      <text:p text:style-name="Text_20_body"/>
      <text:p text:style-name="Text_20_body">Derek Howlett &lt;<text:a xlink:type="simple" xlink:href="mailto:dhowlett@redhat.com">dhowlett@redhat.com</text:a>&gt; – Overall project lead</text:p>
      <text:p text:style-name="Text_20_body">James Read &lt;<text:a xlink:type="simple" xlink:href="mailto:jread@redhat.com">jread@redhat.com</text:a>&gt; – Development lead</text:p>
      <text:p text:style-name="Text_20_body">Jürgen Hoffmann &lt;<text:a xlink:type="simple" xlink:href="mailto:jhoffmann@redhat.com">jhoffmann@redhat.com</text:a>&gt; - Middleware Collaboration Lab</text:p>
      <text:p text:style-name="Text_20_body">Other contacts - <text:a xlink:type="simple" xlink:href="https://docspace.corp.redhat.com/docs/DOC-111454">https://docspace.corp.redhat.com/docs/DOC-111454</text:a> </text:p>
      <text:p text:style-name="Text_20_body"/>
      <text:p text:style-name="Text_20_body">That's all for now! </text:p>
      <text:p text:style-name="Text_20_body">- James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14T15:48:35</meta:creation-date>
    <dc:date>2012-08-14T16:26:47</dc:date>
    <meta:editing-duration>PT21M22S</meta:editing-duration>
    <meta:editing-cycles>2</meta:editing-cycles>
    <meta:generator>LibreOffice/3.3$Unix LibreOffice_project/330m19$Build-401</meta:generator>
    <meta:document-statistic meta:table-count="0" meta:image-count="0" meta:object-count="0" meta:page-count="2" meta:paragraph-count="28" meta:word-count="361" meta:character-count="2527"/>
  </office:meta>
</office:document-meta>
</file>